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1/5</text:p>
      <text:p text:style-name="Standard"/>
      <text:p text:style-name="Standard">Smoke testing:</text:p>
      <text:p text:style-name="Standard">Regression Testing:</text:p>
      <text:p text:style-name="Standard">-testing uncovers errors, which need to be fixed</text:p>
      <text:p text:style-name="Standard">-however, fixing one error might cause another</text:p>
      <text:p text:style-name="Standard">-regression testing is testing applied to a newer version of the software to verify it behaves the same as earlier versions</text:p>
      <text:p text:style-name="Standard">-it is important in identifying when a bug is introduced</text:p>
      <text:p text:style-name="Standard">-regression testing requires that u use some form of configuration management</text:p>
      <text:p text:style-name="Standard"/>
      <text:p text:style-name="Standard">ALPHA BETA TESTING</text:p>
      <text:p text:style-name="Standard">-both are a type of acceptance testing</text:p>
      <text:p text:style-name="Standard">-both involve testing the product before it is complete</text:p>
      <text:p text:style-name="Standard">-alpha testing is using the product in house</text:p>
      <text:p text:style-name="Standard">-beta testing is letting a select group of existing customers use the product</text:p>
      <text:p text:style-name="Standard"/>
      <text:p text:style-name="Standard">OTHER TERMS</text:p>
      <text:p text:style-name="Standard">-acceptance tests: before officially accepted by the customer</text:p>
      <text:p text:style-name="Standard">-conformance tests: meeting professional standards</text:p>
      <text:p text:style-name="Standard">-configuration tests: multiple platforms</text:p>
      <text:p text:style-name="Standard">-performance tests: meeting quantitative non-functional requirements</text:p>
      <text:p text:style-name="Standard">-stress testings: showing gradual degradation under increasing workload</text:p>
      <text:p text:style-name="Standard">-</text:p>
      <text:p text:style-name="Standard"/>
      <text:p text:style-name="Standard">BLACKBOX TESTING</text:p>
      <text:p text:style-name="Standard">-what is it?</text:p>
      <text:p text:style-name="Standard"><text:tab/>-testing done at the interface</text:p>
      <text:p text:style-name="Standard"><text:tab/>-assume no knowledge of code</text:p>
      <text:p text:style-name="Standard"><text:tab/>-verify that inputs generate expected output</text:p>
      <text:p text:style-name="Standard">-since exhaustive testing is not possible, the choice of inputs is crucial</text:p>
      <text:p text:style-name="Standard"/>
      <text:p text:style-name="Standard">technique: equivalence class partitioning</text:p>
      <text:p text:style-name="Standard"><text:tab/>-motivation: eliminate redundant test cases</text:p>
      <text:p text:style-name="Standard"><text:tab/>-input is divided into several classes</text:p>
      <text:p text:style-name="Standard"><text:tab/>-each class is “equivalent” for the purpose of finding errors</text:p>
      <text:p text:style-name="Standard"><text:tab/>-a representative of each class is chosen for testing</text:p>
      <text:p text:style-name="Standard">ex.</text:p>
      <text:p text:style-name="Standard">input is the age of the user</text:p>
      <text:p text:style-name="Standard">0-12 children</text:p>
      <text:p text:style-name="Standard">13-19 teenagers</text:p>
      <text:p text:style-name="Standard">20-35 young adults</text:p>
      <text:p text:style-name="Standard">&gt;35 adults</text:p>
      <text:p text:style-name="Standard"/>
      <text:p text:style-name="Standard">class <text:s text:c="3"/>representative</text:p>
      <text:p text:style-name="Standard">0-12 <text:s text:c="4"/>7</text:p>
      <text:p text:style-name="Standard">12-19 <text:s text:c="2"/>16</text:p>
      <text:p text:style-name="Standard">20-35 <text:s text:c="3"/>30</text:p>
      <text:p text:style-name="Standard">&gt;35 <text:s text:c="6"/>40</text:p>
      <text:p text:style-name="Standard"><text:soft-page-break/>low &lt;-5</text:p>
      <text:p text:style-name="Standard">high &gt;200</text:p>
      <text:p text:style-name="Standard"/>
      <text:p text:style-name="Standard">technique boundary value analysis:</text:p>
      <text:p text:style-name="Standard"/>
      <text:p text:style-name="Standard">-motivation: historically, many errors occur handling the boundaries of a range</text:p>
      <text:p text:style-name="Standard">-extension of equivalence class partitioning</text:p>
      <text:p text:style-name="Standard">-add testcases at actauly boundary</text:p>
      <text:p text:style-name="Standard">0-9=&gt; -1, 0, 1, 8, 9, 10</text:p>
      <text:p text:style-name="Standard">10-19 =&gt; 9,10,11,18,19,20</text:p>
      <text:p text:style-name="Standard">this will generate redundant test cases</text:p>
      <text:p text:style-name="Standard"/>
      <text:p text:style-name="Standard">o-9 and 10-19 both generate 9,10</text:p>
      <text:p text:style-name="Standard">-we alost consider the boundary as falling in between values</text:p>
      <text:p text:style-name="Standard">-pick 9.5 as the boundary and generate 9,10 only once</text:p>
      <text:p text:style-name="Standard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5T11:55:01</meta:creation-date>
    <dc:date>2009-11-05T13:15:37</dc:date>
    <meta:editing-duration>PT01H20M36S</meta:editing-duration>
    <meta:editing-cycles>3</meta:editing-cycles>
    <meta:generator>OpenOffice.org/3.0$Linux OpenOffice.org_project/300m15$Build-9379</meta:generator>
    <meta:document-statistic meta:table-count="0" meta:image-count="0" meta:object-count="0" meta:page-count="2" meta:paragraph-count="55" meta:word-count="302" meta:character-count="1962"/>
    <meta:user-defined meta:name="Info 1"/>
    <meta:user-defined meta:name="Info 2"/>
    <meta:user-defined meta:name="Info 3"/>
    <meta:user-defined meta:name="Info 4"/>
  </office:meta>
</office:document-meta>
</file>